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000000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415cm" svg:y1="0.434cm" svg:x2="0.229cm" svg:y2="0.184cm">
            <text:p/>
          </draw:line>
          <draw:line draw:style-name="gr1" draw:text-style-name="P1" draw:layer="layout" svg:x1="0.079cm" svg:y1="0.428cm" svg:x2="0.162cm" svg:y2="0.077cm">
            <text:p/>
          </draw:line>
          <draw:line draw:style-name="gr1" draw:text-style-name="P1" draw:layer="layout" svg:x1="0.445cm" svg:y1="0.069cm" svg:x2="0.163cm" svg:y2="0.068cm">
            <text:p/>
          </draw:line>
          <draw:line draw:style-name="gr1" draw:text-style-name="P1" draw:layer="layout" svg:x1="0.073cm" svg:y1="0.44cm" svg:x2="0.039cm" svg:y2="0.189cm">
            <text:p/>
          </draw:line>
          <draw:line draw:style-name="gr1" draw:text-style-name="P1" draw:layer="layout" svg:x1="0.426cm" svg:y1="0.183cm" svg:x2="0.211cm" svg:y2="0.43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5T09:36:17.343068033</dc:date>
    <dc:creator>Engelbert Niehaus</dc:creator>
    <meta:editing-duration>P4DT2H11M34S</meta:editing-duration>
    <meta:editing-cycles>13</meta:editing-cycles>
    <meta:generator>LibreOffice/7.0.4.2$Linux_X86_64 LibreOffice_project/00$Build-2</meta:generator>
    <meta:document-statistic meta:object-count="6"/>
  </office:meta>
</office:document-meta>
</file>